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2.058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Context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Params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GLOBAL</text:p>
          </table:table-cell>
          <table:table-cell office:value-type="string">
            <text:p>BACKGROUND</text:p>
          </table:table-cell>
          <table:table-cell office:value-type="string">
            <text:p>{existingfilename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BG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FONTDEFINE</text:p>
          </table:table-cell>
          <table:table-cell office:value-type="string">
            <text:p>{int}</text:p>
          </table:table-cell>
          <table:table-cell table:style-name="ce2" office:value-type="string">
            <text:p>{filename}</text:p>
          </table:table-cell>
          <table:table-cell table:style-name="ce2" office:value-type="string">
            <text:p>{int}</text:p>
          </table:table-cell>
          <table:table-cell table:number-columns-repeated="1019"/>
        </table:table-row>
        <table:table-row table:style-name="ro1">
          <table:table-cell office:value-type="string">
            <text:p>GLOBAL</text:p>
          </table:table-cell>
          <table:table-cell office:value-type="string">
            <text:p>FONTDEFINE</text:p>
          </table:table-cell>
          <table:table-cell office:value-type="string">
            <text:p>{int}</text:p>
          </table:table-cell>
          <table:table-cell table:style-name="ce2" office:value-type="string">
            <text:p>{filename}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>
            <text:p>GLOBAL</text:p>
          </table:table-cell>
          <table:table-cell office:value-type="string">
            <text:p>HEIGHT</text:p>
          </table:table-cell>
          <table:table-cell office:value-type="string">
            <text:p>{int}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GLOBAL</text:p>
          </table:table-cell>
          <table:table-cell office:value-type="string">
            <text:p>HTMLOUTPUTFILE</text:p>
          </table:table-cell>
          <table:table-cell office:value-type="string">
            <text:p>{filename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HTMLSTYLE</text:p>
          </table:table-cell>
          <table:table-cell table:style-name="ce3" office:value-type="string">
            <text:p>static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HTMLSTYLE</text:p>
          </table:table-cell>
          <table:table-cell table:style-name="ce3" office:value-type="string">
            <text:p>overlib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HTMLSTYLESHEET</text:p>
          </table:table-cell>
          <table:table-cell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IMAGEOUTPUTFILE</text:p>
          </table:table-cell>
          <table:table-cell office:value-type="string">
            <text:p>{filename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IMAGEURI</text:p>
          </table:table-cell>
          <table:table-cell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INCLUDE</text:p>
          </table:table-cell>
          <table:table-cell office:value-type="string">
            <text:p>{existingfilename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KEYBG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KEYFONT</text:p>
          </table:table-cell>
          <table:table-cell office:value-type="string">
            <text:p>{fontnumber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KEYOUTLINE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KEYTEXT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MAXTIMEPOS</text:p>
          </table:table-cell>
          <table:table-cell office:value-type="string">
            <text:p>{int}</text:p>
          </table:table-cell>
          <table:table-cell table:style-name="ce2" office:value-type="string">
            <text:p>{int}</text:p>
          </table:table-cell>
          <table:table-cell table:number-columns-repeated="1020"/>
        </table:table-row>
        <table:table-row table:style-name="ro1">
          <table:table-cell office:value-type="string">
            <text:p>GLOBAL</text:p>
          </table:table-cell>
          <table:table-cell office:value-type="string">
            <text:p>MINTIMEPOS</text:p>
          </table:table-cell>
          <table:table-cell office:value-type="string">
            <text:p>{int}</text:p>
          </table:table-cell>
          <table:table-cell table:style-name="ce2" office:value-type="string">
            <text:p>{int}</text:p>
          </table:table-cell>
          <table:table-cell table:number-columns-repeated="1020"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</text:p>
          </table:table-cell>
          <table:table-cell office:value-type="string">
            <text:p>{string}</text:p>
          </table:table-cell>
          <table:table-cell table:style-name="ce2" office:value-type="string">
            <text:p>{string}</text:p>
          </table:table-cell>
          <table:table-cell table:number-columns-repeated="1020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ME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MEFONT</text:p>
          </table:table-cell>
          <table:table-cell office:value-type="string">
            <text:p>{fontnumber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MEPOS</text:p>
          </table:table-cell>
          <table:table-cell office:value-type="string">
            <text:p>{int}</text:p>
          </table:table-cell>
          <table:table-cell table:style-name="ce2" office:value-type="string">
            <text:p>{int}</text:p>
          </table:table-cell>
          <table:table-cell table:number-columns-repeated="1020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TLE</text:p>
          </table:table-cell>
          <table:table-cell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TLE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TLEFONT</text:p>
          </table:table-cell>
          <table:table-cell office:value-type="string">
            <text:p>{fontnumber}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TLEPOS</text:p>
          </table:table-cell>
          <table:table-cell office:value-type="string">
            <text:p>{int}</text:p>
          </table:table-cell>
          <table:table-cell table:style-name="ce2" office:value-type="string">
            <text:p>{int}</text:p>
          </table:table-cell>
          <table:table-cell table:number-columns-repeated="1020"/>
        </table:table-row>
        <table:table-row table:style-name="ro1">
          <table:table-cell office:value-type="string">
            <text:p>GLOBAL</text:p>
          </table:table-cell>
          <table:table-cell office:value-type="string">
            <text:p>WIDTH</text:p>
          </table:table-cell>
          <table:table-cell office:value-type="string">
            <text:p>{int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ARROWSTYLE</text:p>
          </table:table-cell>
          <table:table-cell table:style-name="Default" office:value-type="string">
            <text:p>classic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ARROWSTYLE</text:p>
          </table:table-cell>
          <table:table-cell office:value-type="string">
            <text:p>{int}</text:p>
          </table:table-cell>
          <table:table-cell table:style-name="ce2" office:value-type="string">
            <text:p>{int}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ARROWSTYLE</text:p>
          </table:table-cell>
          <table:table-cell table:style-name="Default" office:value-type="string">
            <text:p>compact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ANDWIDTH</text:p>
          </table:table-cell>
          <table:table-cell office:value-type="string">
            <text:p>{bwspec}</text:p>
          </table:table-cell>
          <table:table-cell table:style-name="ce2" office:value-type="string">
            <text:p>{bwspec}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BANDWIDTH</text:p>
          </table:table-cell>
          <table:table-cell office:value-type="string">
            <text:p>{bwspec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BOX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FONT</text:p>
          </table:table-cell>
          <table:table-cell office:value-type="string">
            <text:p>{fontnumber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FONT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LABEL</text:p>
          </table:table-cell>
          <table:table-cell table:style-name="Default" office:value-type="string">
            <text:p>unformatted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LABEL</text:p>
          </table:table-cell>
          <table:table-cell table:style-name="Default" office:value-type="string">
            <text:p>percent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LABEL</text:p>
          </table:table-cell>
          <table:table-cell table:style-name="Default" office:value-type="string">
            <text:p>bits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LABEL</text:p>
          </table:table-cell>
          <table:table-cell table:style-name="Default" office:value-type="string">
            <text:p>none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LABELPOS</text:p>
          </table:table-cell>
          <table:table-cell office:value-type="string">
            <text:p>{int}</text:p>
          </table:table-cell>
          <table:table-cell table:style-name="ce2" office:value-type="string">
            <text:p>{int}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BWOUTLINE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STYLE</text:p>
          </table:table-cell>
          <table:table-cell table:style-name="ce3" office:value-type="string">
            <text:p>angled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STYLE</text:p>
          </table:table-cell>
          <table:table-cell table:style-name="ce3" office:value-type="string">
            <text:p>classic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COMMENTFONT</text:p>
          </table:table-cell>
          <table:table-cell office:value-type="string">
            <text:p>{fontnumber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COMMENTFONT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COMMENTPOS</text:p>
          </table:table-cell>
          <table:table-cell office:value-type="string">
            <text:p>{int}</text:p>
          </table:table-cell>
          <table:table-cell table:style-name="ce2" office:value-type="string">
            <text:p>{int}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COMMENTSTYLE</text:p>
          </table:table-cell>
          <table:table-cell table:style-name="Default" office:value-type="string">
            <text:p>center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COMMENTSTYLE</text:p>
          </table:table-cell>
          <table:table-cell table:style-name="Default" office:value-type="string">
            <text:p>edge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DUPLEX</text:p>
          </table:table-cell>
          <table:table-cell table:style-name="ce3" office:value-type="string">
            <text:p>full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DUPLEX</text:p>
          </table:table-cell>
          <table:table-cell table:style-name="ce3" office:value-type="string">
            <text:p>half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INBWFORMAT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INCOMMENT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INFOURL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ININFOURL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INNOTES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INOVERLIBCAPTION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INOVERLIBGRAPH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LINKSTYLE</text:p>
          </table:table-cell>
          <table:table-cell table:style-name="Default" office:value-type="string">
            <text:p>oneway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LINKSTYLE</text:p>
          </table:table-cell>
          <table:table-cell table:style-name="Default" office:value-type="string">
            <text:p>twoway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MAXVALUE</text:p>
          </table:table-cell>
          <table:table-cell table:style-name="ce4" office:value-type="string">
            <text:p>{bwspec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MAXVALUE</text:p>
          </table:table-cell>
          <table:table-cell table:style-name="ce4" office:value-type="string">
            <text:p>{bwspec}</text:p>
          </table:table-cell>
          <table:table-cell table:style-name="ce4" office:value-type="string">
            <text:p>{bwspec}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NODES</text:p>
          </table:table-cell>
          <table:table-cell office:value-type="string">
            <text:p>nodenameoffset</text:p>
          </table:table-cell>
          <table:table-cell table:style-name="ce2" office:value-type="string">
            <text:p>nodenameoffset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NODES</text:p>
          </table:table-cell>
          <table:table-cell office:value-type="string">
            <text:p>{nodename}</text:p>
          </table:table-cell>
          <table:table-cell table:style-name="ce2" office:value-type="string">
            <text:p>{nodename}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NOTES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UTBWFORMAT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UTCOMMENT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UTINFOURL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UTLINE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UTNOTES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UTOVERLIBCAPTION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UTOVERLIBGRAPH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VERLIBCAPTION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VERLIBGRAPH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VERLIBHEIGHT</text:p>
          </table:table-cell>
          <table:table-cell table:style-name="ce4" office:value-type="string">
            <text:p>{int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VERLIBWIDTH</text:p>
          </table:table-cell>
          <table:table-cell table:style-name="ce4" office:value-type="string">
            <text:p>{int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SET</text:p>
          </table:table-cell>
          <table:table-cell office:value-type="string">
            <text:p>{string}</text:p>
          </table:table-cell>
          <table:table-cell table:style-name="ce2" office:value-type="string">
            <text:p>{string}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SPLITPOS</text:p>
          </table:table-cell>
          <table:table-cell office:value-type="string">
            <text:p>{int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TARGET</text:p>
          </table:table-cell>
          <table:table-cell office:value-type="string">
            <text:p>{targetspec}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TEMPLATE</text:p>
          </table:table-cell>
          <table:table-cell office:value-type="string">
            <text:p>linkname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USESCALE</text:p>
          </table:table-cell>
          <table:table-cell office:value-type="string">
            <text:p>{scalename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VIA</text:p>
          </table:table-cell>
          <table:table-cell office:value-type="string">
            <text:p>{nodename}</text:p>
          </table:table-cell>
          <table:table-cell table:style-name="ce2" office:value-type="string">
            <text:p>{int}</text:p>
          </table:table-cell>
          <table:table-cell table:style-name="ce2" office:value-type="string">
            <text:p>{int}</text:p>
          </table:table-cell>
          <table:table-cell table:number-columns-repeated="1019"/>
        </table:table-row>
        <table:table-row table:style-name="ro1">
          <table:table-cell office:value-type="string">
            <text:p>LINK</text:p>
          </table:table-cell>
          <table:table-cell office:value-type="string">
            <text:p>VIASTYLE</text:p>
          </table:table-cell>
          <table:table-cell table:style-name="ce3" office:value-type="string">
            <text:p>angled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VIASTYLE</text:p>
          </table:table-cell>
          <table:table-cell table:style-name="ce3" office:value-type="string">
            <text:p>curved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WIDTH</text:p>
          </table:table-cell>
          <table:table-cell office:value-type="string">
            <text:p>{int}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ZORDER</text:p>
          </table:table-cell>
          <table:table-cell office:value-type="string">
            <text:p>{int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AICONFILL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AICONOUTLINE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ICON</text:p>
          </table:table-cell>
          <table:table-cell office:value-type="string">
            <text:p>{existingfilename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INFOURL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ANGLE</text:p>
          </table:table-cell>
          <table:table-cell office:value-type="string">
            <text:p>{int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FONT</text:p>
          </table:table-cell>
          <table:table-cell office:value-type="string">
            <text:p>{fontnumber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FONT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FONTSHADOW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OFFSET</text:p>
          </table:table-cell>
          <table:table-cell table:style-name="ce4" office:value-type="string">
            <text:p>{int}</text:p>
          </table:table-cell>
          <table:table-cell office:value-type="string">
            <text:p>{int}</text:p>
          </table:table-cell>
          <table:table-cell table:number-columns-repeated="1020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OFFSET</text:p>
          </table:table-cell>
          <table:table-cell table:style-name="ce4" office:value-type="string">
            <text:p>compasspoint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OUTLINECOLOR</text:p>
          </table:table-cell>
          <table:table-cell office:value-type="string">
            <text:p>{colourspec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MAXVALUE</text:p>
          </table:table-cell>
          <table:table-cell table:style-name="ce4" office:value-type="string">
            <text:p>{bwspec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NOTES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OVERLIBCAPTION</text:p>
          </table:table-cell>
          <table:table-cell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OVERLIBGRAPH</text:p>
          </table:table-cell>
          <table:table-cell table:style-name="ce4" office:value-type="string">
            <text:p>{string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OVERLIBHEIGHT</text:p>
          </table:table-cell>
          <table:table-cell office:value-type="string">
            <text:p>{int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OVERLIBWIDTH</text:p>
          </table:table-cell>
          <table:table-cell office:value-type="string">
            <text:p>{int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POSITION</text:p>
          </table:table-cell>
          <table:table-cell table:style-name="ce4" office:value-type="string">
            <text:p>{nodename}</text:p>
          </table:table-cell>
          <table:table-cell table:style-name="ce4" office:value-type="string">
            <text:p>{int}</text:p>
          </table:table-cell>
          <table:table-cell table:style-name="ce4" office:value-type="string">
            <text:p>{int}</text:p>
          </table:table-cell>
          <table:table-cell table:number-columns-repeated="1019"/>
        </table:table-row>
        <table:table-row table:style-name="ro1">
          <table:table-cell office:value-type="string">
            <text:p>NODE</text:p>
          </table:table-cell>
          <table:table-cell office:value-type="string">
            <text:p>POSITION</text:p>
          </table:table-cell>
          <table:table-cell table:style-name="ce4" office:value-type="string">
            <text:p>{int}</text:p>
          </table:table-cell>
          <table:table-cell table:style-name="ce4" office:value-type="string">
            <text:p>{int}</text:p>
          </table:table-cell>
          <table:table-cell table:number-columns-repeated="1020"/>
        </table:table-row>
        <table:table-row table:style-name="ro1">
          <table:table-cell office:value-type="string">
            <text:p>NODE</text:p>
          </table:table-cell>
          <table:table-cell office:value-type="string">
            <text:p>SET</text:p>
          </table:table-cell>
          <table:table-cell office:value-type="string">
            <text:p>{string}</text:p>
          </table:table-cell>
          <table:table-cell table:style-name="ce2" office:value-type="string">
            <text:p>{string}</text:p>
          </table:table-cell>
          <table:table-cell table:number-columns-repeated="1020"/>
        </table:table-row>
        <table:table-row table:style-name="ro1">
          <table:table-cell office:value-type="string">
            <text:p>NODE</text:p>
          </table:table-cell>
          <table:table-cell office:value-type="string">
            <text:p>TARGET</text:p>
          </table:table-cell>
          <table:table-cell office:value-type="string">
            <text:p>{targetspec}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NODE</text:p>
          </table:table-cell>
          <table:table-cell office:value-type="string">
            <text:p>TEMPLATE</text:p>
          </table:table-cell>
          <table:table-cell office:value-type="string">
            <text:p>{nodename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TEMPLATE</text:p>
          </table:table-cell>
          <table:table-cell office:value-type="string">
            <text:p>{nodename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USEICONSCALE</text:p>
          </table:table-cell>
          <table:table-cell office:value-type="string">
            <text:p>{scalename}</text:p>
          </table:table-cell>
          <table:table-cell table:style-name="ce4" office:value-type="string">
            <text:p>{inorout}</text:p>
          </table:table-cell>
          <table:table-cell table:number-columns-repeated="1020"/>
        </table:table-row>
        <table:table-row table:style-name="ro1">
          <table:table-cell office:value-type="string">
            <text:p>NODE</text:p>
          </table:table-cell>
          <table:table-cell office:value-type="string">
            <text:p>USEICONSCALE</text:p>
          </table:table-cell>
          <table:table-cell office:value-type="string">
            <text:p>{scalename}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USESCALE</text:p>
          </table:table-cell>
          <table:table-cell office:value-type="string">
            <text:p>{scalename}</text:p>
          </table:table-cell>
          <table:table-cell table:style-name="ce4" office:value-type="string">
            <text:p>{inorout}</text:p>
          </table:table-cell>
          <table:table-cell table:number-columns-repeated="1020"/>
        </table:table-row>
        <table:table-row table:style-name="ro1">
          <table:table-cell office:value-type="string">
            <text:p>NODE</text:p>
          </table:table-cell>
          <table:table-cell office:value-type="string">
            <text:p>ZORDER</text:p>
          </table:table-cell>
          <table:table-cell office:value-type="string">
            <text:p>{int}</text:p>
          </table:table-cell>
          <table:table-cell table:number-columns-repeated="1021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POS</text:p>
          </table:table-cell>
          <table:table-cell table:style-name="ce4" office:value-type="string">
            <text:p>{scalename}</text:p>
          </table:table-cell>
          <table:table-cell table:style-name="ce2" office:value-type="string">
            <text:p>{int}</text:p>
          </table:table-cell>
          <table:table-cell table:style-name="ce2" office:value-type="string">
            <text:p>{int}</text:p>
          </table:table-cell>
          <table:table-cell table:number-columns-repeated="1019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POS</text:p>
          </table:table-cell>
          <table:table-cell office:value-type="string">
            <text:p>{int}</text:p>
          </table:table-cell>
          <table:table-cell table:style-name="ce2" office:value-type="string">
            <text:p>{int}</text:p>
          </table:table-cell>
          <table:table-cell table:number-columns-repeated="1020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table:style-name="Default" office:value-type="string">
            <text:p>vertical</text:p>
          </table:table-cell>
          <table:table-cell table:number-columns-repeated="1021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table:style-name="Default" office:value-type="string">
            <text:p>inverted</text:p>
          </table:table-cell>
          <table:table-cell table:number-columns-repeated="1021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table:style-name="Default" office:value-type="string">
            <text:p>classic</text:p>
          </table:table-cell>
          <table:table-cell table:number-columns-repeated="1021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table:style-name="Default" office:value-type="string">
            <text:p>horizontal</text:p>
          </table:table-cell>
          <table:table-cell table:number-columns-repeated="1021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table:style-name="Default" office:value-type="string">
            <text:p>tags</text:p>
          </table:table-cell>
          <table:table-cell table:number-columns-repeated="1021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office:value-type="string">
            <text:p>{scalename}</text:p>
          </table:table-cell>
          <table:table-cell office:value-type="string">
            <text:p>inverted</text:p>
          </table:table-cell>
          <table:table-cell table:number-columns-repeated="1020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office:value-type="string">
            <text:p>{scalename}</text:p>
          </table:table-cell>
          <table:table-cell office:value-type="string">
            <text:p>vertical</text:p>
          </table:table-cell>
          <table:table-cell table:number-columns-repeated="1020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office:value-type="string">
            <text:p>{scalename}</text:p>
          </table:table-cell>
          <table:table-cell office:value-type="string">
            <text:p>classic</text:p>
          </table:table-cell>
          <table:table-cell table:number-columns-repeated="1020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office:value-type="string">
            <text:p>{scalename}</text:p>
          </table:table-cell>
          <table:table-cell office:value-type="string">
            <text:p>tags</text:p>
          </table:table-cell>
          <table:table-cell table:number-columns-repeated="1020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office:value-type="string">
            <text:p>{scalename}</text:p>
          </table:table-cell>
          <table:table-cell office:value-type="string">
            <text:p>horizontal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SCALE</text:p>
          </table:table-cell>
          <table:table-cell table:number-columns-repeated="2" table:style-name="ce4" office:value-type="string">
            <text:p>{float}</text:p>
          </table:table-cell>
          <table:table-cell table:style-name="ce4" office:value-type="string">
            <text:p>{colourspec}</text:p>
          </table:table-cell>
          <table:table-cell table:style-name="ce4" office:value-type="string">
            <text:p>{colourspec}</text:p>
          </table:table-cell>
          <table:table-cell table:style-name="ce4" office:value-type="string">
            <text:p>{string}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number-columns-repeated="2" table:style-name="ce4" office:value-type="string">
            <text:p>{float}</text:p>
          </table:table-cell>
          <table:table-cell table:style-name="ce4" office:value-type="string">
            <text:p>{colourspec}</text:p>
          </table:table-cell>
          <table:table-cell table:style-name="ce4" office:value-type="string">
            <text:p>{string}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number-columns-repeated="2" table:style-name="ce4" office:value-type="string">
            <text:p>{float}</text:p>
          </table:table-cell>
          <table:table-cell table:style-name="ce4" office:value-type="string">
            <text:p>{colourspec}</text:p>
          </table:table-cell>
          <table:table-cell table:style-name="ce4" office:value-type="string">
            <text:p>{colourspec}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style-name="ce4" office:value-type="string">
            <text:p>{scalename}</text:p>
          </table:table-cell>
          <table:table-cell table:number-columns-repeated="2" table:style-name="ce4" office:value-type="string">
            <text:p>{float}</text:p>
          </table:table-cell>
          <table:table-cell table:style-name="ce4" office:value-type="string">
            <text:p>{colourspec}</text:p>
          </table:table-cell>
          <table:table-cell table:style-name="ce4" office:value-type="string">
            <text:p>{string}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style-name="ce4" office:value-type="string">
            <text:p>{scalename}</text:p>
          </table:table-cell>
          <table:table-cell table:number-columns-repeated="2" table:style-name="ce4" office:value-type="string">
            <text:p>{float}</text:p>
          </table:table-cell>
          <table:table-cell table:style-name="ce4" office:value-type="string">
            <text:p>{colourspec}</text:p>
          </table:table-cell>
          <table:table-cell table:style-name="ce4" office:value-type="string">
            <text:p>{colourspec}</text:p>
          </table:table-cell>
          <table:table-cell table:style-name="ce4" office:value-type="string">
            <text:p>{string}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style-name="ce4" office:value-type="string">
            <text:p>{scalename}</text:p>
          </table:table-cell>
          <table:table-cell table:number-columns-repeated="2" table:style-name="ce4" office:value-type="string">
            <text:p>{float}</text:p>
          </table:table-cell>
          <table:table-cell table:style-name="ce4" office:value-type="string">
            <text:p>{colourspec}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style-name="ce4" office:value-type="string">
            <text:p>{scalename}</text:p>
          </table:table-cell>
          <table:table-cell table:number-columns-repeated="2" table:style-name="ce4" office:value-type="string">
            <text:p>{float}</text:p>
          </table:table-cell>
          <table:table-cell table:style-name="ce4" office:value-type="string">
            <text:p>{colourspec}</text:p>
          </table:table-cell>
          <table:table-cell table:style-name="ce4" office:value-type="string">
            <text:p>{colourspec}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number-columns-repeated="2" table:style-name="ce4" office:value-type="string">
            <text:p>{float}</text:p>
          </table:table-cell>
          <table:table-cell table:style-name="ce4" office:value-type="string">
            <text:p>{colourspec}</text:p>
          </table:table-cell>
          <table:table-cell table:style-name="ce4" table:number-columns-repeated="3"/>
          <table:table-cell table:number-columns-repeated="1016"/>
        </table:table-row>
      </table:table>
      <table:table table:name="Sheet2" table:style-name="ta2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database-ranges>
        <table:database-range table:target-range-address="Sheet1.A1:Sheet1.I13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4">14/08/2009</text:date>, <text:time>21:4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oward Jones</meta:initial-creator>
    <meta:creation-date>2009-08-13T13:54:11</meta:creation-date>
    <dc:creator>Howard Jones</dc:creator>
    <dc:date>2009-08-14T21:41:02.18</dc:date>
    <meta:generator>OpenOffice.org/3.0$Win32 OpenOffice.org_project/300m15$Build-9379</meta:generator>
    <meta:editing-duration>PT00H15M10S</meta:editing-duration>
    <meta:editing-cycles>16</meta:editing-cycles>
    <meta:document-statistic meta:table-count="3" meta:cell-count="465" meta:object-count="0"/>
  </office:meta>
</office:document-meta>
</file>